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3" svg:font-family="'Times New Roman'" style:font-pitch="variable" style:font-charset="x-symbol"/>
    <style:font-face style:name="Symbol" svg:font-family="Symbol" style:font-adornments="Roman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126cm" fo:margin-left="-0.011cm" fo:margin-right="0.046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.471cm" style:rel-column-width="28000*"/>
    </style:style>
    <style:style style:name="Tableau1.B" style:family="table-column">
      <style:table-column-properties style:column-width="1.177cm" style:rel-column-width="9493*"/>
    </style:style>
    <style:style style:name="Tableau1.E" style:family="table-column">
      <style:table-column-properties style:column-width="1.124cm" style:rel-column-width="9056*"/>
    </style:style>
    <style:style style:name="Tableau1.1" style:family="table-row">
      <style:table-row-properties style:min-row-height="0.75cm"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de9ad5" fo:padding-left="0cm" fo:padding-right="0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E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1.A2" style:family="table-cell">
      <style:table-cell-properties style:vertical-align="" fo:background-color="#de9ad5" fo:padding-left="0cm" fo:padding-right="0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9.156cm" fo:margin-left="0cm" fo:margin-right="-0.005cm" table:align="margins"/>
    </style:style>
    <style:style style:name="Tableau2.A" style:family="table-column">
      <style:table-column-properties style:column-width="3.401cm" style:rel-column-width="24342*"/>
    </style:style>
    <style:style style:name="Tableau2.B" style:family="table-column">
      <style:table-column-properties style:column-width="1.441cm" style:rel-column-width="10320*"/>
    </style:style>
    <style:style style:name="Tableau2.E" style:family="table-column">
      <style:table-column-properties style:column-width="1.431cm" style:rel-column-width="10233*"/>
    </style:style>
    <style:style style:name="Tableau2.A1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.C1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.E1" style:family="table-cell" style:data-style-name="N0">
      <style:table-cell-properties style:vertical-align="middle" fo:padding-left="0.101cm" fo:padding-right="0.101cm" fo:padding-top="0cm" fo:padding-bottom="0cm" fo:border="0.5pt solid #000000"/>
    </style:style>
    <style:style style:name="Tableau2.A2" style:family="table-cell">
      <style:table-cell-properties style:vertical-align="middle" fo:background-color="#de9ad5" fo:padding-left="0.101cm" fo:padding-right="0.10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.D2" style:family="table-cell" style:data-style-name="N0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4.576cm" style:rel-column-width="32767*"/>
    </style:style>
    <style:style style:name="Tableau4.B" style:family="table-column">
      <style:table-column-properties style:column-width="4.576cm" style:rel-column-width="32768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1pt solid #b2b2b2" fo:border-right="none" fo:border-top="none" fo:border-bottom="none"/>
    </style:style>
    <style:style style:name="Tableau3" style:family="table">
      <style:table-properties style:width="6.151cm" fo:margin-left="1.499cm" fo:margin-right="1.501cm" table:align="margins"/>
    </style:style>
    <style:style style:name="Tableau3.A" style:family="table-column">
      <style:table-column-properties style:column-width="2.051cm" style:rel-column-width="21857*"/>
    </style:style>
    <style:style style:name="Tableau3.C" style:family="table-column">
      <style:table-column-properties style:column-width="2.048cm" style:rel-column-width="21821*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="0.5pt solid #000000"/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6" style:family="table">
      <style:table-properties style:width="6.151cm" fo:margin-left="1.499cm" fo:margin-right="1.501cm" table:align="margins"/>
    </style:style>
    <style:style style:name="Tableau16.A" style:family="table-column">
      <style:table-column-properties style:column-width="2.051cm" style:rel-column-width="21857*"/>
    </style:style>
    <style:style style:name="Tableau16.C" style:family="table-column">
      <style:table-column-properties style:column-width="2.048cm" style:rel-column-width="21821*"/>
    </style:style>
    <style:style style:name="Tableau16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style:vertical-align="middle" fo:padding="0.097cm" fo:border="0.5pt solid #000000"/>
    </style:style>
    <style:style style:name="Tableau16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7" style:family="table">
      <style:table-properties style:width="6.151cm" fo:margin-left="1.499cm" fo:margin-right="1.501cm" table:align="margins"/>
    </style:style>
    <style:style style:name="Tableau37.A" style:family="table-column">
      <style:table-column-properties style:column-width="2.051cm" style:rel-column-width="21857*"/>
    </style:style>
    <style:style style:name="Tableau37.C" style:family="table-column">
      <style:table-column-properties style:column-width="2.048cm" style:rel-column-width="21821*"/>
    </style:style>
    <style:style style:name="Tableau3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7.C1" style:family="table-cell">
      <style:table-cell-properties style:vertical-align="middle" fo:padding="0.097cm" fo:border="0.5pt solid #000000"/>
    </style:style>
    <style:style style:name="Tableau3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" fo:font-size="10pt" officeooo:rsid="011f763d" officeooo:paragraph-rsid="0014d811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1" fo:font-size="8.5pt" fo:font-style="normal" fo:text-shadow="none" style:text-underline-style="none" fo:font-weight="normal" officeooo:paragraph-rsid="011152d5" style:font-size-asian="8.5pt" style:font-style-asian="normal" style:font-weight-asian="normal" style:font-size-complex="8.5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officeooo:paragraph-rsid="0014d811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4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20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21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oter">
      <style:text-properties officeooo:paragraph-rsid="00229be3"/>
    </style:style>
    <style:style style:name="P25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_5f_En-tête">
      <style:text-properties officeooo:rsid="0014d811" officeooo:paragraph-rsid="0014d811"/>
    </style:style>
    <style:style style:name="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1" style:family="paragraph" style:parent-style-name="_5f_Paragraphe_20_livret_20_réponse_20_élève">
      <style:paragraph-properties>
        <style:tab-stops>
          <style:tab-stop style:position="1.499cm" style:type="right"/>
          <style:tab-stop style:position="1.87cm" style:type="center"/>
          <style:tab-stop style:position="2.184cm"/>
          <style:tab-stop style:position="3.401cm" style:type="right" style:leader-style="dotted" style:leader-text="."/>
          <style:tab-stop style:position="3.507cm"/>
        </style:tab-stops>
      </style:paragraph-properties>
      <style:text-properties officeooo:paragraph-rsid="000cecd0"/>
    </style:style>
    <style:style style:name="P32" style:family="paragraph" style:parent-style-name="_5f_Paragraphe_20_livret_20_réponse_20_élève">
      <style:paragraph-properties>
        <style:tab-stops>
          <style:tab-stop style:position="1.499cm" style:type="right" style:leader-style="dotted" style:leader-text="."/>
          <style:tab-stop style:position="1.87cm" style:type="center"/>
          <style:tab-stop style:position="2.184cm"/>
          <style:tab-stop style:position="3.401cm" style:type="right"/>
          <style:tab-stop style:position="3.507cm"/>
        </style:tab-stops>
      </style:paragraph-properties>
      <style:text-properties officeooo:paragraph-rsid="000cecd0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Bitstream Vera Sans" fo:font-size="10pt" officeooo:paragraph-rsid="000cecd0" style:font-size-asian="10pt" style:font-size-complex="10pt"/>
    </style:style>
    <style:style style:name="P34" style:family="paragraph" style:parent-style-name="Table_20_Contents">
      <style:paragraph-properties fo:line-height="100%">
        <style:tab-stops>
          <style:tab-stop style:position="0.757cm" style:type="center"/>
          <style:tab-stop style:position="3.193cm" style:type="center"/>
        </style:tab-stops>
      </style:paragraph-properties>
      <style:text-properties style:font-name="Bitstream Vera Sans" fo:font-size="10pt" fo:font-weight="bold" officeooo:paragraph-rsid="000cecd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.101cm" fo:margin-bottom="0cm" style:contextual-spacing="false"/>
      <style:text-properties style:font-name="Bitstream Vera Sans" fo:font-size="10pt" officeooo:paragraph-rsid="0014d811" style:font-size-asian="10pt" style:font-size-complex="10pt"/>
    </style:style>
    <style:style style:name="P3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7" style:family="paragraph" style:parent-style-name="FILET_5f_POINTILLES">
      <style:paragraph-properties fo:margin-top="0cm" fo:margin-bottom="0cm" style:contextual-spacing="false" style:line-height-at-least="0.706cm"/>
      <style:text-properties officeooo:paragraph-rsid="001a91cc"/>
    </style:style>
    <style:style style:name="P38" style:family="paragraph" style:parent-style-name="FILET_5f_POINTILLES">
      <style:paragraph-properties fo:margin-top="0cm" fo:margin-bottom="0cm" style:contextual-spacing="false" style:line-height-at-least="0.706cm"/>
      <style:text-properties officeooo:paragraph-rsid="00246794"/>
    </style:style>
    <style:style style:name="P39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rsid="001d205b" officeooo:paragraph-rsid="001d205b" style:font-size-asian="9pt" style:font-weight-asian="bold" style:font-size-complex="9pt" style:font-weight-complex="bold"/>
    </style:style>
    <style:style style:name="P4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0cecd0" style:font-size-asian="9pt" style:font-weight-asian="bold" style:font-size-complex="9pt" style:font-weight-complex="bold"/>
    </style:style>
    <style:style style:name="P41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0cecd0" style:font-size-asian="9pt" style:font-size-complex="9pt"/>
    </style:style>
    <style:style style:name="P42" style:family="paragraph" style:parent-style-name="Standard">
      <style:paragraph-properties fo:margin-top="0.101cm" fo:margin-bottom="0.15cm" style:contextual-spacing="false"/>
      <style:text-properties style:font-name="Bitstream Vera Sans" fo:font-size="10pt" officeooo:paragraph-rsid="0014d811" style:font-size-asian="10pt" style:font-size-complex="10pt"/>
    </style:style>
    <style:style style:name="P43" style:family="paragraph" style:parent-style-name="Standard">
      <style:paragraph-properties fo:margin-top="0.3cm" fo:margin-bottom="0cm" style:contextual-spacing="false" style:shadow="none"/>
      <style:text-properties style:font-name="Bitstream Vera Sans" fo:font-size="10pt" fo:font-style="normal" fo:font-weight="bold" officeooo:paragraph-rsid="0014d811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Exo_5f_Num">
      <style:paragraph-properties fo:margin-top="0.58cm" fo:margin-bottom="0.199cm" style:contextual-spacing="false"/>
    </style:style>
    <style:style style:name="P45" style:family="paragraph" style:parent-style-name="Exo_5f_Num">
      <style:paragraph-properties fo:margin-top="0.45cm" fo:margin-bottom="0.101cm" style:contextual-spacing="false"/>
    </style:style>
    <style:style style:name="P46" style:family="paragraph" style:parent-style-name="Exo_5f_Num">
      <style:paragraph-properties fo:margin-top="0.499cm" fo:margin-bottom="0.101cm" style:contextual-spacing="false"/>
    </style:style>
    <style:style style:name="P47" style:family="paragraph" style:parent-style-name="Exo_5f_Num" style:master-page-name="">
      <style:paragraph-properties fo:margin-top="0cm" fo:margin-bottom="0.101cm" style:contextual-spacing="false" style:page-number="auto" fo:break-before="column"/>
    </style:style>
    <style:style style:name="P48" style:family="paragraph" style:parent-style-name="Exo_5f_Num">
      <style:paragraph-properties fo:margin-top="0.7cm" fo:margin-bottom="0.101cm" style:contextual-spacing="false"/>
    </style:style>
    <style:style style:name="P49" style:family="paragraph" style:parent-style-name="Exo_5f_Num">
      <style:paragraph-properties fo:margin-top="0.6cm" fo:margin-bottom="0.101cm" style:contextual-spacing="false"/>
    </style:style>
    <style:style style:name="P50" style:family="paragraph" style:parent-style-name="Standard" style:list-style-name="Numbering_20_abc">
      <style:paragraph-properties fo:margin-top="0.049cm" fo:margin-bottom="0cm" style:contextual-spacing="false" fo:text-align="justify" style:justify-single-word="false"/>
      <style:text-properties officeooo:paragraph-rsid="0014d811"/>
    </style:style>
    <style:style style:name="P51" style:family="paragraph" style:parent-style-name="Standard" style:list-style-name="Numbering_20_abc">
      <style:paragraph-properties fo:margin-top="0.101cm" fo:margin-bottom="0cm" style:contextual-spacing="false" fo:text-align="justify" style:justify-single-word="false"/>
      <style:text-properties officeooo:paragraph-rsid="001d205b"/>
    </style:style>
    <style:style style:name="P52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font-size="9pt" fo:font-weight="bold" officeooo:paragraph-rsid="000cecd0" style:font-size-asian="9pt" style:font-weight-asian="bold" style:font-size-complex="9pt" style:font-weight-complex="bold"/>
    </style:style>
    <style:style style:name="P53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font-size="9pt" officeooo:paragraph-rsid="000cecd0" style:font-size-asian="9pt" style:font-size-complex="9pt"/>
    </style:style>
    <style:style style:name="P54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font-size="9pt" officeooo:rsid="0027c484" officeooo:paragraph-rsid="0027c484" fo:background-color="#ffff00" style:font-size-asian="9pt" style:font-size-complex="9pt"/>
    </style:style>
    <style:style style:name="P55" style:family="paragraph" style:parent-style-name="_5f_Paragraphe_20_livret_20_" style:list-style-name="liste_5f_abc">
      <style:paragraph-properties fo:margin-top="0.101cm" fo:margin-bottom="0.25cm" style:contextual-spacing="false"/>
      <style:text-properties officeooo:paragraph-rsid="000cecd0"/>
    </style:style>
    <style:style style:name="P56" style:family="paragraph" style:parent-style-name="_5f_Paragraphe_20_livret_20_" style:list-style-name="liste_5f_abc">
      <style:paragraph-properties fo:margin-top="0.4cm" fo:margin-bottom="0.25cm" style:contextual-spacing="false"/>
      <style:text-properties officeooo:paragraph-rsid="000cecd0"/>
    </style:style>
    <style:style style:name="P57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0cecd0"/>
    </style:style>
    <style:style style:name="P5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0cecd0"/>
    </style:style>
    <style:style style:name="P59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officeooo:paragraph-rsid="0027c484" style:font-size-asian="9pt" style:font-size-complex="9pt"/>
    </style:style>
    <style:style style:name="P60" style:family="paragraph" style:parent-style-name="_5f_Paragraphe_20_livret_20_réponse_20_élève" style:list-style-name="_5f_Numérotation_20_des_20_exercices_20_livrets">
      <style:text-properties officeooo:paragraph-rsid="0027c484"/>
    </style:style>
    <style:style style:name="P61" style:family="paragraph" style:parent-style-name="_5f_Paragraphe_20_livret_20_réponse_20_élève">
      <style:paragraph-properties>
        <style:tab-stops>
          <style:tab-stop style:position="1.499cm" style:type="right"/>
          <style:tab-stop style:position="1.87cm" style:type="center"/>
          <style:tab-stop style:position="2.184cm"/>
          <style:tab-stop style:position="3.401cm" style:type="right" style:leader-style="dotted" style:leader-text="."/>
          <style:tab-stop style:position="3.507cm"/>
        </style:tab-stops>
      </style:paragraph-properties>
      <style:text-properties officeooo:paragraph-rsid="0027c484"/>
    </style:style>
    <style:style style:name="P62" style:family="paragraph" style:parent-style-name="_5f_Paragraphe_20_livret_20_réponse_20_élève">
      <style:paragraph-properties fo:text-align="justify" style:justify-single-word="false">
        <style:tab-stops>
          <style:tab-stop style:position="1.499cm" style:type="right"/>
          <style:tab-stop style:position="1.87cm" style:type="center"/>
          <style:tab-stop style:position="2.184cm"/>
          <style:tab-stop style:position="3.401cm" style:type="right"/>
          <style:tab-stop style:position="3.507cm"/>
        </style:tab-stops>
      </style:paragraph-properties>
      <style:text-properties style:use-window-font-color="true" loext:opacity="0%" officeooo:paragraph-rsid="0027c484"/>
    </style:style>
    <style:style style:name="P63" style:family="paragraph" style:parent-style-name="_5f_Paragraphe_20_livret_20_réponse_20_élève">
      <style:paragraph-properties>
        <style:tab-stops>
          <style:tab-stop style:position="1.499cm" style:type="right"/>
          <style:tab-stop style:position="1.87cm" style:type="center"/>
          <style:tab-stop style:position="2.184cm"/>
          <style:tab-stop style:position="3.401cm" style:type="right"/>
          <style:tab-stop style:position="3.507cm"/>
        </style:tab-stops>
      </style:paragraph-properties>
      <style:text-properties style:use-window-font-color="true" loext:opacity="0%" officeooo:paragraph-rsid="0027c484"/>
    </style:style>
    <style:style style:name="P64" style:family="paragraph" style:parent-style-name="_5f_Paragraphe_20_livret_20_réponse_20_élève">
      <style:paragraph-properties style:line-height-at-least="0.801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27c484"/>
    </style:style>
    <style:style style:name="P65" style:family="paragraph" style:parent-style-name="_5f_Paragraphe_20_livret_20_réponse_20_élève" style:master-page-name="">
      <style:paragraph-properties fo:margin-top="0cm" fo:margin-bottom="0cm" style:contextual-spacing="false" style:line-height-at-least="0.706cm" fo:text-align="start" style:justify-single-word="false" style:page-number="auto"/>
      <style:text-properties officeooo:paragraph-rsid="0027c484"/>
    </style:style>
    <style:style style:name="P66" style:family="paragraph" style:parent-style-name="_5f_Paragraphe_20_livret_20_réponse_20_élève" style:list-style-name="Num_5f_Exo">
      <style:paragraph-properties fo:margin-top="0.101cm" fo:margin-bottom="0.101cm" style:contextual-spacing="false" fo:line-height="100%">
        <style:tab-stops/>
      </style:paragraph-properties>
      <style:text-properties officeooo:paragraph-rsid="0027c484"/>
    </style:style>
    <style:style style:name="P67" style:family="paragraph" style:parent-style-name="_5f_Paragraphe_20_livret_20_réponse_20_élève" style:list-style-name="Num_5f_Exo" style:master-page-name="">
      <style:paragraph-properties fo:margin-top="0.101cm" fo:margin-bottom="0.101cm" style:contextual-spacing="false" fo:line-height="100%" style:page-number="auto">
        <style:tab-stops/>
      </style:paragraph-properties>
      <style:text-properties officeooo:paragraph-rsid="0027c484"/>
    </style:style>
    <style:style style:name="P68" style:family="paragraph" style:parent-style-name="_5f_Pied_20_de_20_page" style:list-style-name="">
      <style:paragraph-properties fo:text-align="end" style:justify-single-word="false"/>
    </style:style>
    <style:style style:name="P69" style:family="paragraph" style:parent-style-name="_5f_Pied_20_de_20_page">
      <style:paragraph-properties fo:text-align="end" style:justify-single-word="false"/>
    </style:style>
    <style:style style:name="P70" style:family="paragraph" style:parent-style-name="_5f_Pied_20_de_20_page" style:list-style-name=""/>
    <style:style style:name="P7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57" fo:break-before="auto" fo:break-after="auto" style:shadow="none"/>
      <style:text-properties style:font-name="Bitstream Vera Sans" fo:font-size="10pt" fo:font-style="normal" fo:font-weight="bold" officeooo:rsid="00290c92" officeooo:paragraph-rsid="0014d811" style:font-size-asian="10pt" style:font-style-asian="normal" style:font-weight-asian="bold" style:font-size-complex="10pt" style:font-style-complex="normal" style:font-weight-complex="bold"/>
    </style:style>
    <style:style style:name="P7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top="0cm" fo:margin-bottom="0.199cm" fo:text-align="center" style:writing-mode="lr-tb"/>
    </style:style>
    <style:style style:name="P75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76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7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80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29be3"/>
    </style:style>
    <style:style style:name="T6" style:family="text">
      <style:text-properties style:font-name="Bitstream Vera Sans"/>
    </style:style>
    <style:style style:name="T7" style:family="text">
      <style:text-properties style:font-name="Bitstream Vera Sans" fo:font-size="10pt" style:font-size-asian="10pt" style:font-size-complex="10pt"/>
    </style:style>
    <style:style style:name="T8" style:family="text">
      <style:text-properties style:font-name="Bitstream Vera Sans" fo:font-size="10pt" officeooo:rsid="00255b9c" style:font-size-asian="10pt" style:font-size-complex="10pt"/>
    </style:style>
    <style:style style:name="T9" style:family="text">
      <style:text-properties style:font-name="Bitstream Vera Sans" fo:font-size="10pt" officeooo:rsid="001d205b" style:font-size-asian="10pt" style:font-size-complex="10pt"/>
    </style:style>
    <style:style style:name="T10" style:family="text">
      <style:text-properties style:font-name="Bitstream Vera Sans" fo:font-size="10pt" fo:font-style="normal" style:text-underline-style="none" fo:font-weight="normal" officeooo:rsid="0012125d" fo:background-color="transparent" loext:char-shading-value="0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Bitstream Vera Sans" fo:background-color="#ffff00" loext:char-shading-value="0"/>
    </style:style>
    <style:style style:name="T12" style:family="text">
      <style:text-properties officeooo:rsid="0126f8fe"/>
    </style:style>
    <style:style style:name="T13" style:family="text">
      <style:text-properties officeooo:rsid="001384d3"/>
    </style:style>
    <style:style style:name="T14" style:family="text">
      <style:text-properties officeooo:rsid="001a87d9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normal" style:font-size-asian="10pt" style:font-style-asian="normal" style:font-size-complex="10pt" style:font-style-complex="normal"/>
    </style:style>
    <style:style style:name="T17" style:family="text">
      <style:text-properties fo:font-size="10pt" fo:font-style="normal" officeooo:rsid="0027c484" style:font-size-asian="10pt" style:font-style-asian="normal" style:font-size-complex="10pt" style:font-style-complex="normal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letter-spacing="-0.011cm" fo:font-style="normal" style:font-size-asian="10pt" style:font-style-asian="normal" style:font-size-complex="10pt" style:font-style-complex="normal"/>
    </style:style>
    <style:style style:name="T20" style:family="text">
      <style:text-properties fo:color="#b3b3b3" loext:opacity="100%"/>
    </style:style>
    <style:style style:name="T21" style:family="text">
      <style:text-properties fo:color="#b3b3b3" loext:opacity="100%" style:font-name="Bitstream Vera Sans"/>
    </style:style>
    <style:style style:name="T22" style:family="text">
      <style:text-properties fo:color="#b3b3b3" loext:opacity="100%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b3b3b3" loext:opacity="100%" fo:font-size="10pt" style:font-size-asian="10pt" style:font-size-complex="10pt"/>
    </style:style>
    <style:style style:name="T24" style:family="text">
      <style:text-properties fo:color="#b3b3b3" loext:opacity="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color="#b3b3b3" loext:opacity="100%" fo:font-size="10pt" fo:font-style="normal" style:font-size-asian="10pt" style:font-style-asian="normal" style:font-size-complex="10pt" style:font-style-complex="normal"/>
    </style:style>
    <style:style style:name="T26" style:family="text">
      <style:text-properties fo:color="#b3b3b3" loext:opacity="100%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7" style:family="text">
      <style:text-properties fo:color="#b3b3b3" loext:opacity="100%" officeooo:rsid="0027c484"/>
    </style:style>
    <style:style style:name="T28" style:family="text">
      <style:text-properties fo:color="#b3b3b3" loext:opacity="100%" style:font-name="Bitstream Vera Sans1" fo:font-size="10pt" officeooo:rsid="0027c484"/>
    </style:style>
    <style:style style:name="T29" style:family="text">
      <style:text-properties fo:color="#b3b3b3" loext:opacity="100%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font-name="Symbol"/>
    </style:style>
    <style:style style:name="T31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32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3" style:family="text">
      <style:text-properties style:text-position="0% 100%" style:font-name-asian="OpenSymbol1" style:font-size-asian="10pt" style:font-style-asian="normal" style:font-name-complex="OpenSymbol1" style:font-size-complex="10pt" style:font-style-complex="normal"/>
    </style:style>
    <style:style style:name="T34" style:family="text">
      <style:text-properties officeooo:rsid="001d205b"/>
    </style:style>
    <style:style style:name="T35" style:family="text">
      <style:text-properties fo:color="#000000" loext:opacity="100%" style:font-name="Bitstream Vera Sans" fo:font-size="10pt" fo:font-style="normal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6" style:family="text">
      <style:text-properties fo:color="#000000" loext:opacity="100%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loext:opacity="100%" style:font-name="Bitstream Vera Sans" fo:font-size="10pt" fo:font-style="normal" style:text-underline-style="none" fo:font-weight="normal" officeooo:rsid="001d205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" fo:font-size="10pt" fo:letter-spacing="-0.007cm" fo:font-style="normal" fo:font-weight="normal" officeooo:rsid="0013f8a6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fo:color="#000000" loext:opacity="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fo:font-size="10pt" style:font-size-asian="10pt" style:font-size-complex="10pt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letter-spacing="-0.011cm"/>
    </style:style>
    <style:style style:name="T44" style:family="text">
      <style:text-properties fo:letter-spacing="-0.011cm" officeooo:rsid="00236c8f"/>
    </style:style>
    <style:style style:name="T45" style:family="text">
      <style:text-properties fo:letter-spacing="-0.011cm" officeooo:rsid="00246794"/>
    </style:style>
    <style:style style:name="T46" style:family="text">
      <style:text-properties style:use-window-font-color="true" loext:opacity="0%"/>
    </style:style>
    <style:style style:name="T47" style:family="text">
      <style:text-properties style:use-window-font-color="true" loext:opacity="0%" fo:background-color="#ffff00" loext:char-shading-value="0"/>
    </style:style>
    <style:style style:name="T48" style:family="text">
      <style:text-properties style:use-window-font-color="true" loext:opacity="0%" fo:background-color="#ffff00" loext:char-shading-value="0" style:font-size-asian="10pt" style:font-style-asian="normal" style:font-size-complex="10pt" style:font-style-complex="normal"/>
    </style:style>
    <style:style style:name="T49" style:family="text">
      <style:text-properties style:use-window-font-color="true" loext:opacity="0%" style:font-name="Bitstream Vera Sans1" fo:font-size="10pt" officeooo:rsid="0027c484"/>
    </style:style>
    <style:style style:name="T50" style:family="text">
      <style:text-properties style:use-window-font-color="true" loext:opacity="0%" style:font-name="Bitstream Vera Sans1" fo:font-size="10pt" officeooo:rsid="0027c484" fo:background-color="#ffff00" loext:char-shading-value="0"/>
    </style:style>
    <style:style style:name="T51" style:family="text">
      <style:text-properties style:use-window-font-color="true" loext:opacity="0%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loext:opacity="0%" style:text-position="0% 100%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loext:opacity="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background-color="#ffff00" loext:char-shading-value="0"/>
    </style:style>
    <style:style style:name="T55" style:family="text">
      <style:text-properties style:font-size-asian="10pt" style:font-size-complex="10pt"/>
    </style:style>
    <style:style style:name="T56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58" style:family="text">
      <style:text-properties style:use-window-font-color="true" loext:opacity="0%" style:text-outline="false" style:text-line-through-style="none" style:text-line-through-type="none" style:font-name="OpenSymbol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59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60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1cm" fo:margin-top="0cm" fo:margin-bottom="0cm" style:wrap="right" style:number-wrapped-paragraphs="no-limit" style:vertical-pos="middle" style:vertical-rel="baseline" style:horizontal-pos="from-left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ormule_20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e_20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5" style:family="graphic">
      <style:graphic-properties draw:stroke="solid" svg:stroke-width="0.019cm" svg:stroke-color="#000000" draw:marker-start-width="0.328cm" draw:marker-start-center="false" draw:marker-end="Arrow_20_concave" draw:marker-end-width="0.228cm" draw:marker-end-center="false" draw:fill="solid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de9ad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1"><draw:g text:anchor-type="paragraph" draw:z-index="6" draw:name="Forme5" draw:style-name="gr3"><draw:custom-shape draw:style-name="gr4" draw:text-style-name="P75" svg:width="3.964cm" svg:height="0.641cm" draw:transform="skewX (0.00279252680319092) rotate (0.0872664625997165) translate (-0.370416666666667cm -0.0934861111111111cm)"><text:p text:style-name="P74"><text:span text:style-name="T5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2" draw:name="Cadre3" text:anchor-type="as-char" svg:width="9.135cm" draw:z-index="2"><draw:text-box fo:min-height="3.93cm"><text:section text:style-name="Sect1" text:name="Section4"><text:p text:style-name="P36"/><text:p text:style-name="P10"><text:span text:style-name="T8">L</text:span><text:span text:style-name="T7">a maquette d’une maison </text:span><text:span text:style-name="T8">est </text:span><text:span text:style-name="T7">à l’échelle 1/48. </text:span></text:p><text:list xml:id="list2374614723" text:style-name="Numbering_20_abc"><text:list-item><text:p text:style-name="P50"><text:span text:style-name="T9">Q</text:span><text:span text:style-name="T7">uelle est la taille réelle d’une pièce longue de 12 cm sur la maquette ? </text:span></text:p></text:list-item><text:list-item><text:p text:style-name="P50"><text:span text:style-name="_5f_Niveau_5f_jaune"><text:span text:style-name="T37">Q</text:span></text:span><text:span text:style-name="_5f_Niveau_5f_jaune"><text:span text:style-name="T10">uelle est la taille sur la maquette d’une pièce de 7,2 m de long dans la réalité ?</text:span></text:span></text:p></text:list-item></text:list><text:p text:style-name="P43"><text:span text:style-name="Bold_5f_niv1">Correction</text:span></text:p><text:p text:style-name="P42"><text:span text:style-name="T12">O</text:span>n exprime toutes les <text:span text:style-name="T13">dimensions </text:span>en cm. <text:span text:style-name="T14">L’échelle est le coefficient de proportionnalité.</text:span></text:p><text:p text:style-name="P35"><draw:frame draw:style-name="fr1" draw:name="Cadre8" text:anchor-type="as-char" svg:width="8.461cm" draw:z-index="3"><draw:text-box fo:min-height="2.427cm"><table:table table:name="Tableau1" table:style-name="Tableau1"><table:table-column table:style-name="Tableau1.A"/><table:table-column table:style-name="Tableau1.B" table:number-columns-repeated="3"/><table:table-column table:style-name="Tableau1.E"/><table:table-row table:style-name="Tableau1.1"><table:table-cell table:style-name="Tableau1.A1" office:value-type="string"><text:p text:style-name="P8"><draw:g text:anchor-type="paragraph" draw:z-index="5" draw:name="Forme6" draw:style-name="gr3"><draw:ellipse draw:style-name="gr5" draw:text-style-name="P76" svg:width="1.25cm" svg:height="0.877cm" svg:x="6.375cm" svg:y="0.439cm" draw:kind="arc" draw:start-angle="270.51" draw:end-angle="89.85"><text:p/></draw:ellipse><draw:rect draw:style-name="gr6" draw:text-style-name="P77" svg:width="1.003cm" svg:height="0.5cm" svg:x="7.124cm" svg:y="0.566cm" draw:corner-radius="0.499cm"><text:p><text:span text:style-name="T58">×</text:span><text:span text:style-name="T59">48</text:span></text:p></draw:rect></draw:g><text:span text:style-name="T34">S</text:span>ur la maquette <text:s/>(en<text:span text:style-name="T42"> </text:span>cm)</text:p></table:table-cell><table:table-cell table:style-name="Tableau1.B1" office:value-type="float" office:value="1"><text:p text:style-name="P9">1</text:p></table:table-cell><table:table-cell table:style-name="Tableau1.B1" office:value-type="float" office:value="12"><text:p text:style-name="P9">12</text:p></table:table-cell><table:table-cell table:style-name="Tableau1.D1" office:value-type="string"><text:p text:style-name="P7"><text:span text:style-name="_5f_variables"><text:span text:style-name="T41">x</text:span></text:span></text:p></table:table-cell><table:table-cell table:style-name="Tableau1.E1"><text:p text:style-name="P9"/></table:table-cell></table:table-row><table:table-row table:style-name="Tableau1.1"><table:table-cell table:style-name="Tableau1.A2" office:value-type="string"><text:p text:style-name="P8"><text:span text:style-name="T12">En réalité</text:span> <text:line-break/>(en<text:span text:style-name="T42"> </text:span>cm)</text:p></table:table-cell><table:table-cell table:style-name="Tableau1.B2" office:value-type="float" office:value="48"><text:p text:style-name="P9">48</text:p></table:table-cell><table:table-cell table:style-name="Tableau1.C2" office:value-type="string"><text:p text:style-name="P7"><text:span text:style-name="_5f_variables"><text:span text:style-name="T41">y</text:span></text:span></text:p></table:table-cell><table:table-cell table:style-name="Tableau1.D2" office:value-type="float" office:value="720"><text:p text:style-name="P9">720</text:p></table:table-cell><table:table-cell table:style-name="Tableau1.E1"><text:p text:style-name="P9"/></table:table-cell></table:table-row></table:table><text:p text:style-name="Standard"/></draw:text-box></draw:frame></text:p><text:p text:style-name="P6">Après calcul, on conclut.</text:p><text:list xml:id="list133847731708684" text:continue-list="list2374614723" text:style-name="Numbering_20_abc"><text:list-item text:start-value="1"><text:p text:style-name="P51"><text:span text:style-name="Police_20_par_20_défaut"><text:span text:style-name="T35">La taille réelle d’une pièce longue de 12 cm sur la maquette est 576 cm (ou 5,76 m).</text:span></text:span></text:p></text:list-item><text:list-item><text:p text:style-name="P51"><text:span text:style-name="Police_20_par_20_défaut"><text:span text:style-name="T38">La taille sur la maquette d’une pièce de 7,2 m de long dans la réalité est 15 cm.</text:span></text:span></text:p></text:list-item></text:list></text:section></draw:text-box></draw:frame></text:h>
      <text:list xml:id="list1641984910" text:style-name="Num_5f_Exo">
        <text:list-item>
          <text:h text:style-name="P44" text:outline-level="1"> <text:span text:style-name="T43">Lorsqu’un plan est réalisé à l’échelle, il y a propor</text:span><text:span text:style-name="T44">­</text:span><text:span text:style-name="T43">tionnalité entre les dimensions sur le plan et les dimensions réelles. Complète le tableau.</text:span></text:h>
        </text:list-item>
      </text:list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header-rows>
          <table:table-row table:style-name="TableLine2140267141344">
            <table:table-cell table:style-name="Tableau2.A1" office:value-type="string">
              <text:list xml:id="list1466195467" text:style-name="_5f_Numérotation_20_des_20_exercices_20_livrets">
                <text:list-header>
                  <text:p text:style-name="P52">Dimensions sur le plan (en<text:span text:style-name="T42"> </text:span>cm)</text:p>
                </text:list-header>
              </text:list>
            </table:table-cell>
            <table:table-cell table:style-name="Tableau2.B1" office:value-type="float" office:value="1">
              <text:list xml:id="list133847943768051" text:continue-numbering="true" text:style-name="_5f_Numérotation_20_des_20_exercices_20_livrets">
                <text:list-header>
                  <text:p text:style-name="P53">1</text:p>
                </text:list-header>
              </text:list>
            </table:table-cell>
            <table:table-cell table:style-name="Tableau2.C1" office:value-type="float" office:value="5">
              <text:list xml:id="list133848425183992" text:continue-numbering="true" text:style-name="_5f_Numérotation_20_des_20_exercices_20_livrets">
                <text:list-header>
                  <text:p text:style-name="P53">5</text:p>
                </text:list-header>
              </text:list>
            </table:table-cell>
            <table:table-cell table:style-name="Tableau2.D1" office:value-type="string">
              <text:list xml:id="list133848589365906" text:continue-numbering="true" text:style-name="_5f_Numérotation_20_des_20_exercices_20_livrets">
                <text:list-header>
                  <text:p text:style-name="P54">12,5</text:p>
                </text:list-header>
              </text:list>
            </table:table-cell>
            <table:table-cell table:style-name="Tableau2.E1" office:value-type="float" office:value="30">
              <text:list xml:id="list133848654310645" text:continue-numbering="true" text:style-name="_5f_Numérotation_20_des_20_exercices_20_livrets">
                <text:list-header>
                  <text:p text:style-name="P53">30</text:p>
                </text:list-header>
              </text:list>
            </table:table-cell>
          </table:table-row>
        </table:table-header-rows>
        <table:table-row table:style-name="TableLine2140267139168">
          <table:table-cell table:style-name="Tableau2.A2" office:value-type="string">
            <text:list xml:id="list133849563674669" text:continue-numbering="true" text:style-name="_5f_Numérotation_20_des_20_exercices_20_livrets">
              <text:list-header>
                <text:p text:style-name="P52">Dimensions réelles (en km)</text:p>
              </text:list-header>
            </text:list>
          </table:table-cell>
          <table:table-cell table:style-name="Tableau2.B2" office:value-type="float" office:value="4">
            <text:list xml:id="list133848737176629" text:continue-numbering="true" text:style-name="_5f_Numérotation_20_des_20_exercices_20_livrets">
              <text:list-header>
                <text:p text:style-name="P53">4</text:p>
              </text:list-header>
            </text:list>
          </table:table-cell>
          <table:table-cell table:style-name="Tableau2.C2" office:value-type="string">
            <text:list xml:id="list133848076712871" text:continue-numbering="true" text:style-name="_5f_Numérotation_20_des_20_exercices_20_livrets">
              <text:list-header>
                <text:p text:style-name="P54">20</text:p>
              </text:list-header>
            </text:list>
          </table:table-cell>
          <table:table-cell table:style-name="Tableau2.D2" office:value-type="float" office:value="50">
            <text:list xml:id="list133849777552562" text:continue-numbering="true" text:style-name="_5f_Numérotation_20_des_20_exercices_20_livrets">
              <text:list-header>
                <text:p text:style-name="P53">50</text:p>
              </text:list-header>
            </text:list>
          </table:table-cell>
          <table:table-cell table:style-name="Tableau2.E2" office:value-type="string">
            <text:list xml:id="list133849097965487" text:continue-numbering="true" text:style-name="_5f_Numérotation_20_des_20_exercices_20_livrets">
              <text:list-header>
                <text:p text:style-name="P54">120</text:p>
              </text:list-header>
            </text:list>
          </table:table-cell>
        </table:table-row>
      </table:table>
      <text:list xml:id="list133849470885193" text:continue-list="list1641984910" text:style-name="Num_5f_Exo">
        <text:list-item>
          <text:h text:style-name="P45" text:outline-level="1"> Complète.</text:h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Line2140205241984">
          <table:table-cell table:style-name="Tableau4.A1" office:value-type="string">
            <text:p text:style-name="P33">Échelle 1/2 000</text:p>
          </table:table-cell>
          <table:table-cell table:style-name="Tableau4.B1" office:value-type="string">
            <text:p text:style-name="P33">Échelle 1/500 000</text:p>
          </table:table-cell>
        </table:table-row>
        <table:table-row table:style-name="TableLine2140205239536">
          <table:table-cell table:style-name="Tableau4.A1" office:value-type="string">
            <text:p text:style-name="P34"><text:tab/> <text:s text:c="3"/>Plan<text:tab/>Réalité</text:p>
          </table:table-cell>
          <table:table-cell table:style-name="Tableau4.B1" office:value-type="string">
            <text:p text:style-name="P34"><text:tab/> <text:s text:c="3"/>Plan<text:tab/>Réalité</text:p>
          </table:table-cell>
        </table:table-row>
        <table:table-row table:style-name="TableLine2140205230016">
          <table:table-cell table:style-name="Tableau4.A1" office:value-type="string">
            <text:p text:style-name="P63"><text:tab/>1 cm<text:tab/><text:span text:style-name="T30">«</text:span><text:tab/><text:tab/><text:span text:style-name="T54">2 000</text:span> <text:tab/>cm</text:p>
            <text:p text:style-name="P63"><text:tab/>1 cm<text:tab/><text:span text:style-name="T30">«</text:span><text:tab/><text:tab/><text:span text:style-name="T54">20</text:span> <text:tab/>m</text:p>
            <text:p text:style-name="P62"><text:tab/>10 cm<text:tab/><text:span text:style-name="T30">«</text:span><text:tab/><text:tab/><text:span text:style-name="T54">200</text:span> <text:tab/>m</text:p>
            <text:p text:style-name="P62"><text:span text:style-name="T11"><text:tab/>0,9</text:span><text:span text:style-name="T6"> cm<text:tab/></text:span><text:span text:style-name="T30">«<text:tab/><text:tab/></text:span><text:span text:style-name="T6">18 <text:tab/>m</text:span></text:p>
          </table:table-cell>
          <table:table-cell table:style-name="Tableau4.B1" office:value-type="string">
            <text:p text:style-name="P63"><text:tab/>1 cm<text:tab/><text:span text:style-name="T30">«<text:tab/><text:tab/></text:span><text:span text:style-name="T54">5<text:tab/></text:span> km</text:p>
            <text:p text:style-name="P62"><text:tab/><text:span text:style-name="T54">3</text:span> cm<text:tab/><text:span text:style-name="T30">«</text:span><text:tab/><text:tab/>15<text:tab/> km</text:p>
            <text:p text:style-name="P62"><text:tab/>25 cm<text:tab/><text:span text:style-name="T30">«</text:span><text:tab/><text:tab/><text:span text:style-name="T54">125</text:span><text:tab/> km</text:p>
            <text:p text:style-name="P62"><text:span text:style-name="T6"><text:tab/>1 mm<text:tab/></text:span><text:span text:style-name="T30">«<text:tab/><text:tab/></text:span><text:span text:style-name="T11">0,5</text:span><text:span text:style-name="T6"><text:tab/> km</text:span></text:p>
          </table:table-cell>
        </table:table-row>
      </table:table>
      <text:list xml:id="list133848041890182" text:continue-numbering="true" text:style-name="Num_5f_Exo">
        <text:list-item>
          <text:h text:style-name="P46" text:outline-level="1"> Sur un plan de maison à l’échelle 1/100, la salle à manger est représentée par un rectangle de 8 cm de long sur 6 cm de large. Quelles sont les dimensions réelles de cette pièce ?</text:h>
          <text:p text:style-name="P67"><text:span text:style-name="_5f_Correction_20_surligné"><text:span text:style-name="T51">Longueur = 8 × 100 = 800 cm = 8 m</text:span></text:span></text:p>
          <text:p text:style-name="P66"><text:span text:style-name="_5f_Correction_20_surligné"><text:span text:style-name="T52">Largeur = 6 × 100 = 600 cm = 6 m.</text:span></text:span></text:p>
        </text:list-item>
      </text:list>
      <text:p text:style-name="P37"><text:span text:style-name="_5f_pointillés_20_gris"><text:span text:style-name="T32"/></text:span></text:p>
      <text:list xml:id="list133848114287436" text:continue-numbering="true" text:style-name="Num_5f_Exo">
        <text:list-item>
          <text:h text:style-name="P47" text:outline-level="1"><text:span text:style-name="Bold_5f_niv1"> Calcul de l’échelle de la carte</text:span></text:h>
        </text:list-item>
      </text:list>
      <text:list xml:id="list58559379" text:style-name="liste_5f_abc">
        <text:list-item>
          <text:p text:style-name="P55"><text:span text:style-name="corps"><text:span text:style-name="T15">Sur une carte, la distance entre deux villes est de 5 cm. En réalité, elle est de 15 km.</text:span></text:span></text:p>
        </text:list-item>
      </text:list>
      <table:table table:name="Tableau3" table:style-name="Tableau3">
        <table:table-column table:style-name="Tableau3.A" table:number-columns-repeated="2"/>
        <table:table-column table:style-name="Tableau3.C"/>
        <table:table-row table:style-name="TableLine2140205229200">
          <table:table-cell table:style-name="Tableau3.A1" office:value-type="string">
            <text:p text:style-name="P39">Carte</text:p>
          </table:table-cell>
          <table:table-cell table:style-name="Tableau3.B1" office:value-type="string">
            <text:p text:style-name="P41">5 cm</text:p>
          </table:table-cell>
          <table:table-cell table:style-name="Tableau3.C1" office:value-type="string">
            <text:p text:style-name="P41">1 cm</text:p>
          </table:table-cell>
        </table:table-row>
        <table:table-row table:style-name="TableLine2140205237360">
          <table:table-cell table:style-name="Tableau3.A2" office:value-type="string">
            <text:p text:style-name="P40">Réalité</text:p>
          </table:table-cell>
          <table:table-cell table:style-name="Tableau3.B2" office:value-type="string">
            <text:p text:style-name="P41">15 km</text:p>
          </table:table-cell>
          <table:table-cell table:style-name="Tableau3.C2" office:value-type="string">
            <text:p text:style-name="P59"><text:span text:style-name="T47">3</text:span> km</text:p>
          </table:table-cell>
        </table:table-row>
      </table:table>
      <text:p text:style-name="P64"><text:span text:style-name="corps"><text:span text:style-name="T15">1 cm sur le plan représente </text:span></text:span><text:span text:style-name="_5f_Correction_20_surligné"><text:span text:style-name="T51">300 000</text:span></text:span><text:span text:style-name="corps"><text:span text:style-name="T53"> </text:span></text:span><text:span text:style-name="corps">cm en réalité donc l’échelle est de </text:span><text:span text:style-name="T15"><draw:frame draw:style-name="fr6" draw:name="Objet49" text:anchor-type="as-char" svg:width="1.723cm" svg:height="0.873cm" draw:z-index="1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list xml:id="list133848161174865" text:continue-numbering="true" text:style-name="liste_5f_abc">
        <text:list-item>
          <text:p text:style-name="P56"><text:span text:style-name="corps"><text:span text:style-name="T15">Sur une carte, 2 cm représentent 800 m.</text:span></text:span></text:p>
        </text:list-item>
      </text:list>
      <table:table table:name="Tableau16" table:style-name="Tableau16">
        <table:table-column table:style-name="Tableau16.A" table:number-columns-repeated="2"/>
        <table:table-column table:style-name="Tableau16.C"/>
        <table:table-row table:style-name="TableLine2140205227296">
          <table:table-cell table:style-name="Tableau16.A1" office:value-type="string">
            <text:p text:style-name="P39">Carte</text:p>
          </table:table-cell>
          <table:table-cell table:style-name="Tableau16.B1" office:value-type="string">
            <text:p text:style-name="P41">2 cm</text:p>
          </table:table-cell>
          <table:table-cell table:style-name="Tableau16.C1" office:value-type="string">
            <text:p text:style-name="P41">1 cm</text:p>
          </table:table-cell>
        </table:table-row>
        <table:table-row table:style-name="TableLine2140205233008">
          <table:table-cell table:style-name="Tableau16.A2" office:value-type="string">
            <text:p text:style-name="P40">Réalité</text:p>
          </table:table-cell>
          <table:table-cell table:style-name="Tableau16.B2" office:value-type="string">
            <text:p text:style-name="P41">800 m</text:p>
          </table:table-cell>
          <table:table-cell table:style-name="Tableau16.C2" office:value-type="string">
            <text:p text:style-name="P59"><text:span text:style-name="T47">400</text:span><text:span text:style-name="T20"> </text:span>m</text:p>
          </table:table-cell>
        </table:table-row>
      </table:table>
      <text:p text:style-name="P64"><text:span text:style-name="corps"><text:span text:style-name="T15">1 cm sur le plan représente </text:span></text:span><text:span text:style-name="_5f_Correction_20_surligné"><text:span text:style-name="T51">40 000</text:span></text:span><text:span text:style-name="corps"><text:span text:style-name="T53"> </text:span></text:span><text:span text:style-name="corps"><text:span text:style-name="T15">cm en réalité donc l’échelle est</text:span></text:span><text:span text:style-name="corps"><text:span text:style-name="T40"> </text:span></text:span><text:span text:style-name="corps"><text:span text:style-name="T39">de </text:span></text:span><text:span text:style-name="corps"><text:span text:style-name="T24"><draw:frame draw:style-name="fr6" draw:name="Objet50" text:anchor-type="as-char" svg:width="1.499cm" svg:height="0.873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<text:list xml:id="list133848952078717" text:continue-numbering="true" text:style-name="liste_5f_abc">
        <text:list-item>
          <text:p text:style-name="P56"><text:span text:style-name="corps"><text:span text:style-name="T15">Sur une carte, 0,5 cm représente 2 000 m.</text:span></text:span></text:p>
        </text:list-item>
      </text:list>
      <table:table table:name="Tableau37" table:style-name="Tableau37">
        <table:table-column table:style-name="Tableau37.A" table:number-columns-repeated="2"/>
        <table:table-column table:style-name="Tableau37.C"/>
        <table:table-row table:style-name="TableLine2140205234096">
          <table:table-cell table:style-name="Tableau37.A1" office:value-type="string">
            <text:p text:style-name="P39">Carte</text:p>
          </table:table-cell>
          <table:table-cell table:style-name="Tableau37.B1" office:value-type="string">
            <text:p text:style-name="P41">0,5 cm</text:p>
          </table:table-cell>
          <table:table-cell table:style-name="Tableau37.C1" office:value-type="string">
            <text:p text:style-name="P41">1 cm</text:p>
          </table:table-cell>
        </table:table-row>
        <table:table-row table:style-name="TableLine2140205235728">
          <table:table-cell table:style-name="Tableau37.A2" office:value-type="string">
            <text:p text:style-name="P40">Réalité</text:p>
          </table:table-cell>
          <table:table-cell table:style-name="Tableau37.B2" office:value-type="string">
            <text:p text:style-name="P41">2 000 m</text:p>
          </table:table-cell>
          <table:table-cell table:style-name="Tableau37.C2" office:value-type="string">
            <text:p text:style-name="P59"><text:span text:style-name="T47">4 000</text:span> m</text:p>
          </table:table-cell>
        </table:table-row>
      </table:table>
      <text:p text:style-name="P64"><text:span text:style-name="corps"><text:span text:style-name="T18">1 cm sur le plan représente </text:span></text:span><text:span text:style-name="_5f_Correction_20_surligné"><text:span text:style-name="T51">400 000</text:span></text:span><text:span text:style-name="corps"><text:span text:style-name="T53"> </text:span></text:span><text:span text:style-name="corps"><text:span text:style-name="T39">cm </text:span></text:span><text:span text:style-name="corps"><text:span text:style-name="T18">en réalité donc l’échelle est </text:span></text:span><text:span text:style-name="corps"><text:span text:style-name="T39">de </text:span></text:span><text:span text:style-name="corps"><text:span text:style-name="T22"><draw:frame draw:style-name="fr6" draw:name="Objet51" text:anchor-type="as-char" svg:width="1.723cm" svg:height="0.873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<text:list xml:id="list133848668570547" text:continue-list="list133848114287436" text:style-name="Num_5f_Exo">
        <text:list-item>
          <text:h text:style-name="P48" text:outline-level="1"> Complète les phrases suivantes.</text:h>
        </text:list-item>
      </text:list>
      <text:list xml:id="list133849553039522" text:continue-list="list133848952078717" text:style-name="liste_5f_abc">
        <text:list-item text:start-value="1">
          <text:p text:style-name="P57"><text:span text:style-name="corps"><text:span text:style-name="T16">1 cm sur le plan correspond à 50 cm en réalité.</text:span></text:span></text:p>
        </text:list-item>
      </text:list>
      <text:list xml:id="list133849710860944" text:continue-list="list133849097965487" text:style-name="_5f_Numérotation_20_des_20_exercices_20_livrets">
        <text:list-item>
          <text:list>
            <text:list-header>
              <text:p text:style-name="P60"><text:span text:style-name="corps"><text:span text:style-name="T16">L’échelle du plan est donc : </text:span></text:span><text:span text:style-name="corps"><text:span text:style-name="T25"><draw:frame draw:style-name="fr6" draw:name="Objet53" text:anchor-type="as-char" svg:width="0.721cm" svg:height="0.873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</text:list-header>
          </text:list>
        </text:list-item>
      </text:list>
      <text:list xml:id="list133847991445706" text:continue-list="list133849553039522" text:style-name="liste_5f_abc">
        <text:list-item>
          <text:p text:style-name="P58"><text:span text:style-name="corps"><text:span text:style-name="T19">1 cm sur le plan correspond à 5 000 cm en réalité.</text:span></text:span></text:p>
        </text:list-item>
      </text:list>
      <text:list xml:id="list133848183719334" text:continue-list="list133849710860944" text:style-name="_5f_Numérotation_20_des_20_exercices_20_livrets">
        <text:list-item>
          <text:list>
            <text:list-header>
              <text:p text:style-name="P60"><text:span text:style-name="corps">L’échelle du plan est donc : </text:span><text:span text:style-name="T16"><draw:frame draw:style-name="fr6" draw:name="Objet54" text:anchor-type="as-char" svg:width="1.275cm" svg:height="0.873cm" draw:z-index="1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</text:list-header>
          </text:list>
        </text:list-item>
      </text:list>
      <text:list xml:id="list133848349896815" text:continue-list="list133847991445706" text:style-name="liste_5f_abc">
        <text:list-item>
          <text:p text:style-name="P58"><text:span text:style-name="corps"><text:span text:style-name="T16">1 cm sur le plan correspond à 1 km en réalité.</text:span></text:span></text:p>
        </text:list-item>
      </text:list>
      <text:list xml:id="list133849127261651" text:continue-list="list133848183719334" text:style-name="_5f_Numérotation_20_des_20_exercices_20_livrets">
        <text:list-item>
          <text:list>
            <text:list-header>
              <text:p text:style-name="P60"><text:span text:style-name="corps"><text:span text:style-name="T16">1 km </text:span></text:span><text:span text:style-name="corps"><text:span text:style-name="T31">=</text:span></text:span><text:span text:style-name="corps"><text:span text:style-name="T16"> </text:span></text:span><text:span text:style-name="_5f_Correction_20_surligné"><text:span text:style-name="T48">100 000</text:span></text:span><text:span text:style-name="corps"><text:span text:style-name="T16"> cm.<text:line-break/>L’échelle du plan est </text:span></text:span><text:span text:style-name="corps"><text:span text:style-name="T17">d</text:span></text:span><text:span text:style-name="corps"><text:span text:style-name="T16">onc : </text:span></text:span><text:span text:style-name="corps"><text:span text:style-name="T16"><draw:frame draw:style-name="fr7" draw:name="Objet52" text:anchor-type="as-char" svg:width="1.723cm" svg:height="0.873cm" draw:z-index="1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  </text:list-header>
          </text:list>
        </text:list-item>
      </text:list>
      <text:list xml:id="list133849442297723" text:continue-list="list133848668570547" text:style-name="Num_5f_Exo">
        <text:list-item>
          <text:h text:style-name="P49" text:outline-level="1"> <text:span text:style-name="T43">Sur le plan d’une maison, les portes sont repré</text:span><text:span text:style-name="T45">­</text:span><text:span text:style-name="T43">sentées par un segment de 1,2 cm de long. En réalité, elles sont larges de 0,80 m. Quelle est l’échelle de ce plan ?</text:span></text:h>
        </text:list-item>
      </text:list>
      <text:p text:style-name="P65"><text:span text:style-name="_5f_Correction_20_surligné"><text:span text:style-name="T52">0,80 m = 80 cm donc l'échelle est </text:span></text:span><text:span text:style-name="_5f_Correction_20_surligné"><text:span text:style-name="T52"><draw:frame draw:style-name="fr5" draw:name="Objet55" text:anchor-type="as-char" svg:width="4.128cm" svg:height="0.87cm" draw:z-index="1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imes New Roman3" svg:font-family="'Times New Roman'" style:font-pitch="variable" style:font-charset="x-symbol"/>
    <style:font-face style:name="Symbol" svg:font-family="Symbol" style:font-adornments="Roman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Correction_20_surligné" style:display-name="_Correction surligné" style:family="text">
      <style:text-properties fo:color="#000000" loext:opacity="100%" style:font-name="Bitstream Vera Sans2" fo:font-family="'Bitstream Vera Sans'" style:font-style-name="Oblique" style:font-family-generic="swiss" style:font-pitch="variable" fo:font-size="10pt" fo:font-style="normal" fo:background-color="#ffff00" style:font-name-asian="Bitstream Vera Sans2" style:font-family-asian="'Bitstream Vera Sans'" style:font-style-name-asian="Oblique" style:font-family-generic-asian="swiss" style:font-pitch-asian="variable" style:font-name-complex="Bitstream Vera Sans2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20_corrigée" style:display-name="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14d811" officeooo:paragraph-rsid="0014d811"/>
    </style:style>
    <style:style style:name="MP25" style:family="paragraph">
      <loext:graphic-properties draw:fill="solid" draw:fill-color="#9d0f89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29be3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5_20_paire_20__28_D_29_" style:display-name="_Fiche éditeur série 5 paire (D)" style:page-layout-name="Mpm2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0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5</text:span></text:p></draw:text-box></draw:frame><draw:line text:anchor-type="paragraph" draw:z-index="4" draw:name="Forme3" draw:style-name="Mgr3" draw:text-style-name="MP26" svg:x1="14.205cm" svg:y1="0.36cm" svg:x2="21.46cm" svg:y2="0.36cm"><text:p/></draw:line>Utiliser ou calculer une échelle</text:p>
      </style:header>
      <style:footer>
        <text:p text:style-name="MP28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8"><draw:text-box fo:min-height="0.355cm"><text:p text:style-name="MP29"><draw:g text:anchor-type="paragraph" draw:z-index="9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57</text:page-number></text:p></draw:text-box></draw:frame><text:p text:style-name="MP31"><text:span text:style-name="MT6">Proportionnalité</text:span> • <text:span text:style-name="MT6">B1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2T13:38:47.365000000</dc:date>
    <meta:editing-duration>PT6H52M19S</meta:editing-duration>
    <meta:editing-cycles>57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7" meta:image-count="0" meta:object-count="7" meta:page-count="1" meta:paragraph-count="122" meta:word-count="691" meta:character-count="3550" meta:non-whitespace-character-count="25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n>300</math:mn>
        <math:mi/>
        <math:mn>000</math:mn>
      </math:mrow>
    </math:mfrac>
    <math:annotation math:encoding="StarMath 5.0">{1} over {300`00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n>40</math:mn>
        <math:mi/>
        <math:mn>000</math:mn>
      </math:mrow>
    </math:mfrac>
    <math:annotation math:encoding="StarMath 5.0">{1} over {40`00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n>400</math:mn>
        <math:mi/>
        <math:mn>000</math:mn>
      </math:mrow>
    </math:mfrac>
    <math:annotation math:encoding="StarMath 5.0">{1} over {400`000}</math:annotation>
  </math:semantics>
</math:math>
</file>

<file path=Object 4/content.xml><?xml version="1.0" encoding="utf-8"?>
<math xmlns="http://www.w3.org/1998/Math/MathML">
  <semantics>
    <mfrac>
      <mn>1</mn>
      <mn>50</mn>
    </mfrac>
    <annotation encoding="StarMath 5.0">{1} over {50}</annotation>
  </semantics>
</math>
</file>

<file path=Object 5/content.xml><?xml version="1.0" encoding="utf-8"?>
<math xmlns="http://www.w3.org/1998/Math/MathML">
  <semantics>
    <mfrac>
      <mn>1</mn>
      <mrow>
        <mn>5</mn>
        <mi/>
        <mn>000</mn>
      </mrow>
    </mfrac>
    <annotation encoding="StarMath 5.0">{1} over {5`000}</annotation>
  </semantics>
</math>
</file>

<file path=Object 6/content.xml><?xml version="1.0" encoding="utf-8"?>
<math xmlns="http://www.w3.org/1998/Math/MathML">
  <semantics>
    <mfrac>
      <mn>1</mn>
      <mrow>
        <mn>100</mn>
        <mi/>
        <mn>000</mn>
      </mrow>
    </mfrac>
    <annotation encoding="StarMath 5.0">{1} over {100`000}</annotation>
  </semantics>
</math>
</file>

<file path=Object 7/content.xml><?xml version="1.0" encoding="utf-8"?>
<math xmlns="http://www.w3.org/1998/Math/MathML" display="block">
  <semantics>
    <mrow>
      <mfrac>
        <mn>1,2</mn>
        <mn>80</mn>
      </mfrac>
      <mrow>
        <mspace width="0.5em"/>
        <mo stretchy="false">=</mo>
        <mspace width="0.5em"/>
      </mrow>
      <mfrac>
        <mn>12</mn>
        <mn>800</mn>
      </mfrac>
      <mrow>
        <mspace width="0.5em"/>
        <mo stretchy="false">=</mo>
        <mspace width="0.5em"/>
      </mrow>
      <mfrac>
        <mn>3</mn>
        <mn>200</mn>
      </mfrac>
      <mrow>
        <mspace width="0.5em"/>
        <mo stretchy="false">≈</mo>
        <mspace width="0.5em"/>
      </mrow>
      <mfrac>
        <mn>1</mn>
        <mn>67</mn>
      </mfrac>
    </mrow>
    <annotation encoding="StarMath 5.0">{1,2} over {80}`=`{12} over {800}`=`{3} over {200}`approx`{1} over {67}</annotation>
  </semantics>
</math>
</file>